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A052E1B90748D3FA.png" manifest:media-type="image/png"/>
  <manifest:file-entry manifest:full-path="Pictures/100002010000004A000000240B22F9A876F3C7F6.png" manifest:media-type="image/png"/>
  <manifest:file-entry manifest:full-path="Pictures/100002010000004A00000024F19113C227CC3B7F.png" manifest:media-type="image/png"/>
  <manifest:file-entry manifest:full-path="Pictures/100002010000004A00000024E6DB37260D5095D9.png" manifest:media-type="image/png"/>
  <manifest:file-entry manifest:full-path="Pictures/100002010000004A0000002477D8984DA81744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2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4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5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6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07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ЗАТВЕРДЖУЮ</text:p>
      <text:p text:style-name="P91">Директор школи</text:p>
      <text:p text:style-name="P91">_____________________</text:p>
      <text:p text:style-name="P91">«____»______________ 20__р.</text:p>
      <text:p text:style-name="P1"/>
      <text:p text:style-name="P14">ЖУРНАЛ ПРОВЕДЕННЯ ІНСТРУКТАЖУ З ТЕХНІКИ БЕЗПЕКИ В КОМП’ЮТЕРНОМУ КЛАСІ <text:span text:style-name="T8">(КАБ. 26)</text:span></text:p>
      <text:p text:style-name="P93">Вчитель: Трубіцина Анастасія Леонідівна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6"><draw:image xlink:href="Pictures/100002010000004A00000024F19113C227CC3B7F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11"><draw:image xlink:href="Pictures/100002010000004A00000024E6DB37260D5095D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<draw:frame draw:style-name="fr1" draw:name="Изображение19" text:anchor-type="paragraph" svg:x="16.249cm" svg:y="11.672cm" svg:width="1.953cm" svg:height="0.947cm" draw:z-index="9"><draw:image xlink:href="Pictures/100002010000004A00000024F19113C227CC3B7F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5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7">Вороніца Ігор</text:p>
          </table:table-cell>
          <table:table-cell table:style-name="Таблица1.C2" office:value-type="string">
            <text:p text:style-name="P27">1<text:span text:style-name="T7">0</text:span>-А</text:p>
          </table:table-cell>
          <table:table-cell table:style-name="Таблица1.D2" office:value-type="string">
            <text:p text:style-name="P103"><text:span text:style-name="T7">01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82741859755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107">Гончарук Світлана</text:p>
          </table:table-cell>
          <table:table-cell table:style-name="Таблица1.C3" office:value-type="string">
            <text:p text:style-name="P37">1<text:span text:style-name="T7">0</text:span>-А</text:p>
          </table:table-cell>
          <table:table-cell table:style-name="Таблица1.D3" office:value-type="string">
            <text:p text:style-name="P103"><text:span text:style-name="T7">01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827989320801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14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7">Горбач Марина</text:p>
          </table:table-cell>
          <table:table-cell table:style-name="Таблица1.C4" office:value-type="string">
            <text:p text:style-name="P37">1<text:span text:style-name="T7">0</text:span>-А</text:p>
          </table:table-cell>
          <table:table-cell table:style-name="Таблица1.D4" office:value-type="string">
            <text:p text:style-name="P103"><text:span text:style-name="T7">01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82617890498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107">Каспрів Софія</text:p>
          </table:table-cell>
          <table:table-cell table:style-name="Таблица1.C5" office:value-type="string">
            <text:p text:style-name="P37">1<text:span text:style-name="T7">0</text:span>-А</text:p>
          </table:table-cell>
          <table:table-cell table:style-name="Таблица1.D5" office:value-type="string">
            <text:p text:style-name="P103"><text:span text:style-name="T7">01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726210771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107">Лисаченко Лев</text:p>
          </table:table-cell>
          <table:table-cell table:style-name="Таблица1.C6" office:value-type="string">
            <text:p text:style-name="P37">1<text:span text:style-name="T7">0</text:span>-А</text:p>
          </table:table-cell>
          <table:table-cell table:style-name="Таблица1.D6" office:value-type="string">
            <text:p text:style-name="P103"><text:span text:style-name="T7">01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1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734388912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107">Литвин Данило</text:p>
          </table:table-cell>
          <table:table-cell table:style-name="Таблица1.C7" office:value-type="string">
            <text:p text:style-name="P37">1<text:span text:style-name="T7">0</text:span>-А</text:p>
          </table:table-cell>
          <table:table-cell table:style-name="Таблица1.D7" office:value-type="string">
            <text:p text:style-name="P103"><text:span text:style-name="T7">01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1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786164232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107">Міхальова Олена</text:p>
          </table:table-cell>
          <table:table-cell table:style-name="Таблица1.C8" office:value-type="string">
            <text:p text:style-name="P37">1<text:span text:style-name="T7">0</text:span>-А</text:p>
          </table:table-cell>
          <table:table-cell table:style-name="Таблица1.D8" office:value-type="string">
            <text:p text:style-name="P103"><text:span text:style-name="T7">01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2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677224449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107">Мішина Ганна</text:p>
          </table:table-cell>
          <table:table-cell table:style-name="Таблица1.C9" office:value-type="string">
            <text:p text:style-name="P37">1<text:span text:style-name="T7">0</text:span>-А</text:p>
          </table:table-cell>
          <table:table-cell table:style-name="Таблица1.D9" office:value-type="string">
            <text:p text:style-name="P103"><text:span text:style-name="T7">01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2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643718937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107">Міщенко Дарія</text:p>
          </table:table-cell>
          <table:table-cell table:style-name="Таблица1.C10" office:value-type="string">
            <text:p text:style-name="P37">1<text:span text:style-name="T7">0</text:span>-А</text:p>
          </table:table-cell>
          <table:table-cell table:style-name="Таблица1.D10" office:value-type="string">
            <text:p text:style-name="P103"><text:span text:style-name="T7">01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18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7846988995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8"><draw:image xlink:href="Pictures/100002010000004A00000024A052E1B90748D3FA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07">Пєданов Олександр</text:p>
          </table:table-cell>
          <table:table-cell table:style-name="Таблица1.C11" office:value-type="string">
            <text:p text:style-name="P37">1<text:span text:style-name="T7">0</text:span>-А</text:p>
          </table:table-cell>
          <table:table-cell table:style-name="Таблица1.D11" office:value-type="string">
            <text:p text:style-name="P103"><text:span text:style-name="T7">01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82622872664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107">Пільщик Ілля</text:p>
          </table:table-cell>
          <table:table-cell table:style-name="Таблица1.C12" office:value-type="string">
            <text:p text:style-name="P37">1<text:span text:style-name="T7">0</text:span>-А</text:p>
          </table:table-cell>
          <table:table-cell table:style-name="Таблица1.D12" office:value-type="string">
            <text:p text:style-name="P103"><text:span text:style-name="T7">01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4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653863274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107">Проняєва Любов</text:p>
          </table:table-cell>
          <table:table-cell table:style-name="Таблица1.C13" office:value-type="string">
            <text:p text:style-name="P37">1<text:span text:style-name="T7">0</text:span>-А</text:p>
          </table:table-cell>
          <table:table-cell table:style-name="Таблица1.D13" office:value-type="string">
            <text:p text:style-name="P103"><text:span text:style-name="T7">01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5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632749991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107">Салахов Ілля</text:p>
          </table:table-cell>
          <table:table-cell table:style-name="Таблица1.C14" office:value-type="string">
            <text:p text:style-name="P37">1<text:span text:style-name="T7">0</text:span>-А</text:p>
          </table:table-cell>
          <table:table-cell table:style-name="Таблица1.D14" office:value-type="string">
            <text:p text:style-name="P103"><text:span text:style-name="T7">01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770985432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107">Тарасова Дар'я</text:p>
          </table:table-cell>
          <table:table-cell table:style-name="Таблица1.C15" office:value-type="string">
            <text:p text:style-name="P37">1<text:span text:style-name="T7">0</text:span>-А</text:p>
          </table:table-cell>
          <table:table-cell table:style-name="Таблица1.D15" office:value-type="string">
            <text:p text:style-name="P103"><text:span text:style-name="T7">01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773945465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107">Тимошенко Олексій</text:p>
          </table:table-cell>
          <table:table-cell table:style-name="Таблица1.C16" office:value-type="string">
            <text:p text:style-name="P37">1<text:span text:style-name="T7">0</text:span>-А</text:p>
          </table:table-cell>
          <table:table-cell table:style-name="Таблица1.D16" office:value-type="string">
            <text:p text:style-name="P103"><text:span text:style-name="T7">01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593979384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107">Хруль Таїсія</text:p>
          </table:table-cell>
          <table:table-cell table:style-name="Таблица1.C17" office:value-type="string">
            <text:p text:style-name="P37">1<text:span text:style-name="T7">0</text:span>-А</text:p>
          </table:table-cell>
          <table:table-cell table:style-name="Таблица1.D17" office:value-type="string">
            <text:p text:style-name="P103"><text:span text:style-name="T7">01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82780027861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107">Шведченко Альбіна</text:p>
          </table:table-cell>
          <table:table-cell table:style-name="Таблица1.C18" office:value-type="string">
            <text:p text:style-name="P37">1<text:span text:style-name="T7">0</text:span>-А</text:p>
          </table:table-cell>
          <table:table-cell table:style-name="Таблица1.D18" office:value-type="string">
            <text:p text:style-name="P103"><text:span text:style-name="T7">01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82672071569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107">Шкедов Іван</text:p>
          </table:table-cell>
          <table:table-cell table:style-name="Таблица1.C19" office:value-type="string">
            <text:p text:style-name="P37">1<text:span text:style-name="T7">0</text:span>-А</text:p>
          </table:table-cell>
          <table:table-cell table:style-name="Таблица1.D19" office:value-type="string">
            <text:p text:style-name="P103"><text:span text:style-name="T7">01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688562967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107">Южанін Давид</text:p>
          </table:table-cell>
          <table:table-cell table:style-name="Таблица1.C20" office:value-type="string">
            <text:p text:style-name="P37">1<text:span text:style-name="T7">0</text:span>-А</text:p>
          </table:table-cell>
          <table:table-cell table:style-name="Таблица1.D20" office:value-type="string">
            <text:p text:style-name="P103"><text:span text:style-name="T7">01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7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627544233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107">Юрченко Поліна</text:p>
          </table:table-cell>
          <table:table-cell table:style-name="Таблица1.C21" office:value-type="string">
            <text:p text:style-name="P37">1<text:span text:style-name="T7">0</text:span>-А</text:p>
          </table:table-cell>
          <table:table-cell table:style-name="Таблица1.D21" office:value-type="string">
            <text:p text:style-name="P103"><text:span text:style-name="T7">01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601187370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2" office:value-type="string">
            <text:p text:style-name="P107">Ягупова Поліна</text:p>
          </table:table-cell>
          <table:table-cell table:style-name="Таблица1.C22" office:value-type="string">
            <text:p text:style-name="P37">1<text:span text:style-name="T7">0</text:span>-А</text:p>
          </table:table-cell>
          <table:table-cell table:style-name="Таблица1.D22" office:value-type="string">
            <text:p text:style-name="P103"><text:span text:style-name="T7">01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><draw:frame draw:style-name="fr1" draw:name="Изображение23" text:anchor-type="paragraph" svg:x="0.203cm" svg:y="0.623cm" svg:width="1.953cm" svg:height="0.947cm" draw:z-index="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82705658460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107">Яковенко Артем</text:p>
          </table:table-cell>
          <table:table-cell table:style-name="Таблица1.C23" office:value-type="string">
            <text:p text:style-name="P37">1<text:span text:style-name="T7">0</text:span>-А</text:p>
          </table:table-cell>
          <table:table-cell table:style-name="Таблица1.D23" office:value-type="string">
            <text:p text:style-name="P103"><text:span text:style-name="T7">01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p text:style-name="P38"/>
          </table:table-cell>
          <table:table-cell table:style-name="Таблица1.B24" office:value-type="string">
            <text:p text:style-name="P106"/>
          </table:table-cell>
          <table:table-cell table:style-name="Таблица1.C24" office:value-type="string">
            <text:p text:style-name="P37"/>
          </table:table-cell>
          <table:table-cell table:style-name="Таблица1.D24" office:value-type="string">
            <text:p text:style-name="P103"/>
          </table:table-cell>
          <table:table-cell table:style-name="Таблица1.E24" office:value-type="string">
            <text:p text:style-name="P27"/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827903214728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8" office:value-type="string">
            <text:p text:style-name="P106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3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827914409585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8" office:value-type="string">
            <text:p text:style-name="P106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3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827399954622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8" office:value-type="string">
            <text:p text:style-name="P106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3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827757945197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8" office:value-type="string">
            <text:p text:style-name="P106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3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827993417325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9" office:value-type="string">
            <text:p text:style-name="P106"/>
          </table:table-cell>
          <table:table-cell table:style-name="Таблица1.C29" office:value-type="string">
            <text:p text:style-name="P37"/>
          </table:table-cell>
          <table:table-cell table:style-name="Таблица1.D29" office:value-type="string">
            <text:p text:style-name="P103"/>
          </table:table-cell>
          <table:table-cell table:style-name="Таблица1.E29" office:value-type="string">
            <text:p text:style-name="P35"/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082730914604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7124796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55217982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00311656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45869225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30425821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02528796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56452057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0645438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14718136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45253440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44772573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807022357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22398011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01192529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75910003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3325863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2023850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18031124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3436406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599771273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46836727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77282594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86182036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53045368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9996831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29956817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701662927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0870857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8266926237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6397947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80913299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976086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8590500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5581002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2910307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2008422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77950840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78482162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79766351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74006191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7799274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8992870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7276173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7121752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3317223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77788950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6370952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2850059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0993676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80867153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80897197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8262946671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66755972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61686901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75204197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6818608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63901093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81427279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65292920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73677792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61666456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8263330553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08268088752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3519032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5743752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4840379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8364462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5012229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2442139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6643040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7396778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5353905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1798945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2519750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2675177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3928137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4898011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1017800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4896956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6932053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4717643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6723844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0649746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6448869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1298774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5176512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7437553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81317106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82002834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81696000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7272156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81293920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3154666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77436469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80810532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8266682377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0827803663934" text:continue-list="list80826668237763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4984224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9711587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5447612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2737509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9810548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1398301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2730918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274691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8413501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9847930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80070015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1925860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81249935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3676779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80755440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8629315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81971939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0021263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7060522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4983461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5995539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75459169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8264638718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8282499872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8277606486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8282805107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8270545324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8277666503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8274900661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0827721113794" text:continue-list="list80827490066107" text:style-name="L2">
              <text:list-item text:start-value="1">
                <text:p text:style-name="P104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81564188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34724259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12476084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00837808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827816139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804162864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69814833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56993228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51339280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84406615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619227299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657718296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685985939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653277982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692477661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99480871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646486637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16299312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802822716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666021163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761606279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804026466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82631565434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82642217059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82797620376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82797910650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82722613623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82687147347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82687420895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82731633421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82778263133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0828165632895" text:continue-list="list80827782631335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1520238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6179862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6803292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7676036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65406664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64309418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3853724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65391969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80313114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65970847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4842152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8801886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1962237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83209751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82247119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66603681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82282674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63014559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1705248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66747164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83076558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77286666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8266251518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8278610001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8263367356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8273012992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8264942971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8276830500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8267178216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0828330244500" text:continue-list="list80826717821617" text:style-name="L2">
              <text:list-item text:start-value="1">
                <text:p text:style-name="P104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499810065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26008215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641736720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082648592134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665096533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812782109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697297303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28993618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678126961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3793606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13134906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663804802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6884483399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699015347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821850644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21975838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2292165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62325522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160145267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07442309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68150588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663381882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82705799010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826611500701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827284836550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82647494738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828364536268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826530868994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826552253276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828090929752" text:continue-numbering="true" text:style-name="L2">
              <text:list-item>
                <text:p text:style-name="P104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0826546689116" text:continue-list="list80828090929752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70851765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64895233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73584921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69145076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84349845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70544232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66309895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08281279037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81523738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76195192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64398833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68503172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64307364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75892288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69451629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83570705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82452111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80546302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81178548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71050646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84948609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77494335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73362645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8264440414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8272812774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8264584219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8275522077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8283192560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0827469539811" text:continue-list="list80828319256092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83765287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4704765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6548461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0905153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82164068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7611578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81794037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3409509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80984515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9411717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64423217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5714691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0003464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6705691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3774730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9010666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3667334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83723606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68115309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83131109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76841835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6430973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8281046118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08285408495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0827453609684" text:continue-list="list80828540849555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1311746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3123446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84199914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2754221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68104457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2288265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66862227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83859873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4746880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0638321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2906193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8546773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2233209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65286150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849338769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8672850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81837771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3272080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84201987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64237951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695720770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692301683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65133374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8275402576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0826985552556" text:continue-list="list80827540257638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3141229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0666644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67433738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6798940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8891123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66223997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3145574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0884787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8908369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67401358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08275510041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81855011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8237144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8156388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9901781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7372139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80560518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4851373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8895153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7166768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82773898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68596071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8273848269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8279166670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8275867641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8267385562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8286631631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8280479630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8266626410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0828118260775" text:continue-list="list80826662641003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82623249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67187413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86300818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66217499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82907856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1537779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8924420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65842974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5363144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9181100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1865449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0224958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80483876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68027187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81409717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3783087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83447057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0685480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67393677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83729946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83326348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6412524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8271113682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8276989714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8280194835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8283923987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8280324381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8274227412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8266350885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8266296546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8271432193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0827376596012" text:continue-list="list80827143219301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6167195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3876879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0381376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1106362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67424319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66812138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5287871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5565651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8576166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1512998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8518724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3551957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1584023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67113496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4424170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0749667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66799877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68867163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4805415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0072268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69320932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1792500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3191271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69430101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4239847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2805089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9025980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0372415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86894035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6584135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8272765902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0827202251800" text:continue-list="list80827276590212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3736363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0822075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1086259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7699403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2028357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8223703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69286443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056526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8938596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68899060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0527126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1902221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7069759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6287072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69319353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1537189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8492735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2028751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0250850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67507145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81906818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1884727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8271973942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8283809533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8267895396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8280062795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8278429030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8283185200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0827656845148" text:continue-list="list80828318520093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2860686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69323949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3597772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4044241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1259237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6697541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1613959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1464976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1621292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53477745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06297348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6826184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4343988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1102311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2347876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1834380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81138282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9686864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1544994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4533914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80449802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9821084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54604344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1972930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7797491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88670754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2967208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8278143743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0827668999215" text:continue-list="list80827814374321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71122759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69023653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78657536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9572700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74594927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3831627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1456261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78395102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68483827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5032670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5197140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74962003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5312682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69856549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71902369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3985936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3533411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9678668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69152313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9335306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74770575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81643056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8277277262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8563499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84926952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69775120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78768469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89526663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69661218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69085494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86462270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88860880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8269703054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0827681729015" text:continue-list="list80826970305415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2593922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1463553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34707215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28810359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14724690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35120857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6224389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4500862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36430837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42022366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2754210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9789881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35502907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58458950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3926182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41042872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9171024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5533873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19829744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7964265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48633998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70919118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07846647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64875345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4526857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7594397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5415864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4412251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9952643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6911585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717734234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868555372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8269936793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06:06.499964553</dc:date>
    <meta:editing-duration>PT1H17M53S</meta:editing-duration>
    <meta:editing-cycles>13</meta:editing-cycles>
    <meta:generator>LibreOffice/5.4.3.2$Linux_X86_64 LibreOffice_project/40m0$Build-2</meta:generator>
    <meta:document-statistic meta:table-count="18" meta:image-count="22" meta:object-count="0" meta:page-count="19" meta:paragraph-count="2735" meta:word-count="3617" meta:character-count="24091" meta:non-whitespace-character-count="23259"/>
  </office:meta>
</office:document-meta>
</file>